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irst-principles system rundown</text:h>
      <text:p text:style-name="Text_20_body">You’re building a web system that answers:</text:p>
      <text:p text:style-name="Quotations">“Given a place (ZIP / City+State / County) and a time window, what was the % appreciation (or depreciation) in home prices?”</text:p>
      <text:p text:style-name="Text_20_body">To do that robustly, we separate the problem into <text:span text:style-name="Strong_20_Emphasis">four layers</text:span>:</text:p>
      <text:h text:style-name="Heading_20_3" text:outline-level="3">1) Input layer (UI + API contract)</text:h>
      <text:p text:style-name="Text_20_body"><text:span text:style-name="Strong_20_Emphasis">Goal:</text:span> Collect user intent in a structured, unambiguous form.</text:p>
      <text:list text:style-name="L1">
        <text:list-item>
          <text:p text:style-name="P2">Inputs:</text:p>
          <text:list>
            <text:list-item>
              <text:p text:style-name="P2"><text:span text:style-name="Source_20_Text">location_type</text:span>: <text:span text:style-name="Source_20_Text">zip</text:span> | <text:span text:style-name="Source_20_Text">city_state</text:span> | <text:span text:style-name="Source_20_Text">county_state</text:span></text:p>
            </text:list-item>
            <text:list-item>
              <text:p text:style-name="P2"><text:span text:style-name="Source_20_Text">location_value</text:span>: string (e.g., <text:span text:style-name="Source_20_Text">98103</text:span>, <text:span text:style-name="Source_20_Text">Seattle, WA</text:span>, <text:span text:style-name="Source_20_Text">King County, WA</text:span>)</text:p>
            </text:list-item>
            <text:list-item>
              <text:p text:style-name="P2"><text:span text:style-name="Source_20_Text">start_date</text:span>, <text:span text:style-name="Source_20_Text">end_date</text:span> (we’ll likely use month granularity)</text:p>
            </text:list-item>
            <text:list-item>
              <text:p text:style-name="P2"><text:span text:style-name="Source_20_Text">source</text:span>: <text:span text:style-name="Source_20_Text">zillow</text:span> | <text:span text:style-name="Source_20_Text">fhfa</text:span> | <text:span text:style-name="Source_20_Text">both</text:span> (later)</text:p>
            </text:list-item>
          </text:list>
        </text:list-item>
      </text:list>
      <text:p text:style-name="Text_20_body"><text:span text:style-name="Strong_20_Emphasis">Why this matters:</text:span> free-text “neighborhood” is messy; we start with stable geographies.</text:p>
      <text:p text:style-name="Horizontal_20_Line"/>
      <text:h text:style-name="Heading_20_3" text:outline-level="3">2) Normalization layer (geography canonicalization)</text:h>
      <text:p text:style-name="Text_20_body"><text:span text:style-name="Strong_20_Emphasis">Goal:</text:span> Convert the user input into a canonical internal form that data providers can understand.</text:p>
      <text:p text:style-name="Text_20_body">Examples:</text:p>
      <text:list text:style-name="L2">
        <text:list-item>
          <text:p text:style-name="P3">ZIP: normalize to 5 digits (<text:span text:style-name="Source_20_Text">"98103"</text:span>)</text:p>
        </text:list-item>
        <text:list-item>
          <text:p text:style-name="P3">City+State: normalize casing &amp; spacing, parse state to a standard abbreviation</text:p>
        </text:list-item>
        <text:list-item>
          <text:p text:style-name="P3">County+State: normalize “King County, WA” into <text:span text:style-name="Source_20_Text">(county="King", state="WA")</text:span></text:p>
        </text:list-item>
      </text:list>
      <text:p text:style-name="Text_20_body"><text:span text:style-name="Strong_20_Emphasis">Why this matters:</text:span> providers use different naming conventions; canonicalization prevents weird mismatches.</text:p>
      <text:p text:style-name="Horizontal_20_Line"/>
      <text:h text:style-name="Heading_20_3" text:outline-level="3">3) Data layer (provider plugins)</text:h>
      <text:p text:style-name="Text_20_body"><text:span text:style-name="Strong_20_Emphasis">Goal:</text:span> Get a <text:span text:style-name="Strong_20_Emphasis">time series</text:span> of a metric for that canonical geography.</text:p>
      <text:p text:style-name="Text_20_body">We’ll implement providers as plugins behind a single interface:</text:p>
      <text:list text:style-name="L3">
        <text:list-item>
          <text:p text:style-name="P4"><text:span text:style-name="Source_20_Text">ZillowProvider</text:span>: returns Zillow ZHVI series for the requested geography</text:p>
        </text:list-item>
        <text:list-item>
          <text:p text:style-name="P4"><text:span text:style-name="Source_20_Text">FhfaProvider</text:span>: returns FHFA HPI series for the requested geography</text:p>
        </text:list-item>
      </text:list>
      <text:p text:style-name="Text_20_body">Provider outputs must be normalized into one internal schema:</text:p>
      <text:p text:style-name="P1"><text:span text:style-name="Source_20_Text">[{ date: YYYY-MM, value: float, source: "zillow" }, ...]</text:span></text:p>
      <text:p text:style-name="Text_20_body"><text:soft-page-break/><text:span text:style-name="Strong_20_Emphasis">Why this matters:</text:span> once outputs match, comparison becomes trivial.</text:p>
      <text:p text:style-name="Horizontal_20_Line"/>
      <text:h text:style-name="Heading_20_3" text:outline-level="3">4) Analytics layer (compute appreciation + compare sources)</text:h>
      <text:p text:style-name="Text_20_body"><text:span text:style-name="Strong_20_Emphasis">Goal:</text:span> Convert a time series into interpretable results.</text:p>
      <text:p text:style-name="Text_20_body">For a given series:</text:p>
      <text:list text:style-name="L4">
        <text:list-item>
          <text:p text:style-name="P5">Find value at (or nearest prior) <text:span text:style-name="Source_20_Text">start_date</text:span></text:p>
        </text:list-item>
        <text:list-item>
          <text:p text:style-name="P5">Find value at (or nearest prior) <text:span text:style-name="Source_20_Text">end_date</text:span></text:p>
        </text:list-item>
        <text:list-item>
          <text:p text:style-name="P5">Compute:</text:p>
          <text:list>
            <text:list-item>
              <text:p text:style-name="P5"><text:span text:style-name="Source_20_Text">pct_change = (end / start - 1) * 100</text:span></text:p>
            </text:list-item>
            <text:list-item>
              <text:p text:style-name="P5">Optional: annualized CAGR:</text:p>
              <text:list>
                <text:list-item>
                  <text:p text:style-name="P5"><text:span text:style-name="Source_20_Text">cagr = (end/start)^(1/years) - 1</text:span></text:p>
                </text:list-item>
              </text:list>
            </text:list-item>
          </text:list>
        </text:list-item>
      </text:list>
      <text:p text:style-name="Text_20_body">If source = <text:span text:style-name="Source_20_Text">both</text:span>:</text:p>
      <text:list text:style-name="L5">
        <text:list-item>
          <text:p text:style-name="P6">compute both results</text:p>
        </text:list-item>
        <text:list-item>
          <text:p text:style-name="P6">compute disagreement:</text:p>
          <text:list>
            <text:list-item>
              <text:p text:style-name="P6">absolute delta in %</text:p>
            </text:list-item>
            <text:list-item>
              <text:p text:style-name="P6">flag if delta exceeds threshold (e.g., 3–5%)</text:p>
            </text:list-item>
          </text:list>
        </text:list-item>
      </text:list>
      <text:p text:style-name="Text_20_body"><text:span text:style-name="Strong_20_Emphasis">Why this matters:</text:span> you want “not dependent on one source” and you want the system to <text:span text:style-name="Emphasis">tell you</text:span> when sources conflict.</text:p>
      <text:p text:style-name="Horizontal_20_Line"/>
      <text:h text:style-name="Heading_20_3" text:outline-level="3">5) Delivery layer (backend API + frontend)</text:h>
      <text:p text:style-name="Text_20_body"><text:span text:style-name="Strong_20_Emphasis">Backend (Python web server)</text:span>:</text:p>
      <text:list text:style-name="L6">
        <text:list-item>
          <text:p text:style-name="P7">receives request</text:p>
        </text:list-item>
        <text:list-item>
          <text:p text:style-name="P7">validates input</text:p>
        </text:list-item>
        <text:list-item>
          <text:p text:style-name="P7">calls normalizer</text:p>
        </text:list-item>
        <text:list-item>
          <text:p text:style-name="P7">calls one or both providers</text:p>
        </text:list-item>
        <text:list-item>
          <text:p text:style-name="P7">computes results</text:p>
        </text:list-item>
        <text:list-item>
          <text:p text:style-name="P7">returns JSON</text:p>
        </text:list-item>
      </text:list>
      <text:p text:style-name="Text_20_body"><text:span text:style-name="Strong_20_Emphasis">Frontend (web page)</text:span>:</text:p>
      <text:list text:style-name="L7">
        <text:list-item>
          <text:p text:style-name="P8">form inputs</text:p>
        </text:list-item>
        <text:list-item>
          <text:p text:style-name="P8">calls backend API</text:p>
        </text:list-item>
        <text:list-item>
          <text:p text:style-name="P8">displays results</text:p>
        </text:list-item>
        <text:list-item>
          <text:p text:style-name="P8">later: chart of the time series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22:53:16.454269194</meta:creation-date>
    <dc:date>2026-02-15T22:54:22.826795983</dc:date>
    <meta:editing-duration>PT1M6S</meta:editing-duration>
    <meta:editing-cycles>1</meta:editing-cycles>
    <meta:document-statistic meta:table-count="0" meta:image-count="0" meta:object-count="0" meta:page-count="3" meta:paragraph-count="55" meta:word-count="396" meta:character-count="2428" meta:non-whitespace-character-count="2118"/>
    <meta:generator>LibreOffice/24.2.7.2$Linux_X86_64 LibreOffice_project/420$Build-2</meta:generator>
  </office:meta>
</office:document-meta>
</file>